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400000103F7D83ABBCA6E1ACE.jpg" manifest:media-type="image/jpeg"/>
  <manifest:file-entry manifest:full-path="Pictures/10000000000001A400000144243B4A266CE3E7BB.jpg" manifest:media-type="image/jpeg"/>
  <manifest:file-entry manifest:full-path="Pictures/100000000000018D000001440217D18B2AFC0DF8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none" svg:stroke-color="#000000" draw:fill="none" draw:fill-color="#ffffff" fo:min-height="2.617cm"/>
    </style:style>
    <style:style style:name="gr3" style:family="graphic" style:parent-style-name="standard">
      <style:graphic-properties draw:stroke="none" svg:stroke-color="#000000" draw:fill="none" draw:fill-color="#ffffff" fo:min-height="3.751cm"/>
    </style:style>
    <style:style style:name="gr4" style:family="graphic" style:parent-style-name="objectwithoutfill">
      <style:graphic-properties draw:stroke="solid" svg:stroke-width="0.212cm" draw:marker-start-width="0.52cm" draw:marker-end="Arrow" draw:marker-end-width="0.541cm" draw:fill="none" draw:textarea-vertical-align="middle" fo:padding-top="0.205cm" fo:padding-bottom="0.205cm" fo:padding-left="0.33cm" fo:padding-right="0.33cm"/>
    </style:style>
    <style:style style:name="gr5" style:family="graphic" style:parent-style-name="standard">
      <style:graphic-properties draw:stroke="solid" svg:stroke-width="0.159cm" svg:stroke-color="#111111" draw:marker-start-width="0.438cm" draw:marker-end-width="0.438cm" draw:fill="none" draw:textarea-horizontal-align="justify" draw:textarea-vertical-align="middle" draw:auto-grow-height="false" fo:min-height="4.418cm" fo:min-width="30.58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4.303cm"/>
    </style:style>
    <style:style style:name="gr7" style:family="graphic" style:parent-style-name="standard">
      <style:graphic-properties draw:stroke="none" svg:stroke-color="#000000" draw:fill="none" draw:fill-color="#ffffff" fo:min-height="2.544cm"/>
    </style:style>
    <style:style style:name="gr8" style:family="graphic" style:parent-style-name="objectwithoutfill">
      <style:graphic-properties draw:stroke="solid" svg:stroke-width="0.212cm" draw:marker-start-width="0.52cm" draw:marker-end-width="0.52cm" draw:fill="none" draw:textarea-vertical-align="middle" fo:padding-top="0.205cm" fo:padding-bottom="0.205cm" fo:padding-left="0.33cm" fo:padding-right="0.3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3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center"/>
      <style:text-properties fo:color="#000099" style:font-name="Times New Roman"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99" style:font-name="Times New Roman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00099" style:font-name="Times New Roman" fo:font-size="46pt" style:font-size-asian="54pt" style:font-size-complex="54pt"/>
    </style:style>
    <style:style style:name="T1" style:family="text">
      <style:text-properties fo:font-size="32pt" fo:font-weight="normal"/>
    </style:style>
    <style:style style:name="T2" style:family="text">
      <style:text-properties fo:color="#000099" style:font-name="Times New Roman" fo:font-size="54pt" style:font-size-asian="54pt" style:font-size-complex="54pt"/>
    </style:style>
    <style:style style:name="T3" style:family="text">
      <style:text-properties fo:color="#000099" style:font-name="Times New Roman" fo:font-size="48pt" style:font-size-asian="48pt" style:font-size-complex="48pt"/>
    </style:style>
    <style:style style:name="T4" style:family="text">
      <style:text-properties fo:color="#000099" style:font-name="Times New Roman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" style:family="text">
      <style:text-properties fo:color="#000099" style:font-name="Times New Roman" fo:font-size="48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783cm" svg:x="1.155cm" svg:y="47.597cm">
          <draw:text-box>
            <text:p text:style-name="P1"><text:span text:style-name="T1">Colorized images</text:span></text:p>
          </draw:text-box>
        </draw:frame>
        <draw:frame draw:style-name="gr2" draw:text-style-name="P3" draw:layer="layout" svg:width="12.192cm" svg:height="2.867cm" svg:x="2.043cm" svg:y="0.827cm">
          <draw:text-box>
            <text:p><text:span text:style-name="T2">In</text:span><text:span text:style-name="T2">pu</text:span><text:span text:style-name="T2">t </text:span><text:span text:style-name="T2">im</text:span><text:span text:style-name="T2">ag</text:span><text:span text:style-name="T2">e</text:span></text:p>
          </draw:text-box>
        </draw:frame>
        <draw:frame draw:style-name="gr3" draw:text-style-name="P4" draw:layer="layout" svg:width="11.176cm" svg:height="4.001cm" svg:x="30.845cm" svg:y="1.063cm">
          <draw:text-box>
            <text:p text:style-name="P1"><text:span text:style-name="T3">Reference </text:span><text:span text:style-name="T3">Images</text:span></text:p>
          </draw:text-box>
        </draw:frame>
        <draw:line draw:style-name="gr4" draw:text-style-name="P5" draw:layer="layout" svg:x1="35.417cm" svg:y1="7.224cm" svg:x2="46.085cm" svg:y2="7.223cm">
          <text:p/>
        </draw:line>
        <draw:line draw:style-name="gr4" draw:text-style-name="P5" draw:layer="layout" svg:x1="5.572cm" svg:y1="18.934cm" svg:x2="14.081cm" svg:y2="18.934cm">
          <text:p/>
        </draw:line>
        <draw:custom-shape draw:style-name="gr5" draw:text-style-name="P5" draw:layer="layout" svg:width="31.242cm" svg:height="4.826cm" svg:x="13.954cm" svg:y="16.53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0.607cm" svg:height="4.553cm" svg:x="14.589cm" svg:y="16.613cm">
          <draw:text-box>
            <text:p text:style-name="P1"><text:span text:style-name="T2">Predict </text:span><text:span text:style-name="T4">P </text:span><text:span text:style-name="T4">( color | </text:span><text:span text:style-name="T4">ref_prior, </text:span><text:span text:style-name="T4">intensity )</text:span><text:span text:style-name="T2"> for </text:span><text:span text:style-name="T2">each pixel</text:span></text:p>
          </draw:text-box>
        </draw:frame>
        <draw:frame draw:style-name="gr7" draw:text-style-name="P8" draw:layer="layout" svg:width="14.605cm" svg:height="4.001cm" svg:x="24.749cm" svg:y="11.731cm">
          <draw:text-box>
            <text:p text:style-name="P7"><text:span text:style-name="T5">Get color distribution prior</text:span></text:p>
          </draw:text-box>
        </draw:frame>
        <draw:frame draw:style-name="gr2" draw:text-style-name="P3" draw:layer="layout" svg:width="12.192cm" svg:height="2.867cm" svg:x="47.863cm" svg:y="1.043cm">
          <draw:text-box>
            <text:p><text:span text:style-name="T2">Output image</text:span></text:p>
          </draw:text-box>
        </draw:frame>
        <draw:line draw:style-name="gr4" draw:text-style-name="P5" draw:layer="layout" svg:x1="24.368cm" svg:y1="11.668cm" svg:x2="24.368cm" svg:y2="16.367cm">
          <text:p/>
        </draw:line>
        <draw:line draw:style-name="gr4" draw:text-style-name="P5" draw:layer="layout" svg:x1="53.605cm" svg:y1="18.78cm" svg:x2="53.578cm" svg:y2="12.43cm">
          <text:p/>
        </draw:line>
        <draw:line draw:style-name="gr8" draw:text-style-name="P5" draw:layer="layout" svg:x1="45.196cm" svg:y1="18.78cm" svg:x2="53.705cm" svg:y2="18.793cm">
          <text:p/>
        </draw:line>
        <draw:frame draw:style-name="gr9" draw:text-style-name="P1" draw:layer="layout" svg:width="11.112cm" svg:height="8.572cm" svg:x="19.098cm" svg:y="1.064cm">
          <draw:image xlink:href="Pictures/10000000000001A400000144243B4A266CE3E7BB.jpg" xlink:type="simple" xlink:show="embed" xlink:actuate="onLoad">
            <text:p/>
          </draw:image>
        </draw:frame>
        <draw:frame draw:style-name="gr9" draw:text-style-name="P1" draw:layer="layout" svg:width="11.112cm" svg:height="8.572cm" svg:x="20.495cm" svg:y="1.826cm">
          <draw:image xlink:href="Pictures/10000000000001A400000144243B4A266CE3E7BB.jpg" xlink:type="simple" xlink:show="embed" xlink:actuate="onLoad">
            <text:p/>
          </draw:image>
        </draw:frame>
        <draw:frame draw:style-name="gr9" draw:text-style-name="P1" draw:layer="layout" svg:width="11.392cm" svg:height="9.297cm" svg:x="1.165cm" svg:y="3.159cm">
          <draw:image xlink:href="Pictures/100000000000018D000001440217D18B2AFC0DF8.jpg" xlink:type="simple" xlink:show="embed" xlink:actuate="onLoad">
            <text:p/>
          </draw:image>
        </draw:frame>
        <draw:line draw:style-name="gr8" draw:text-style-name="P5" draw:layer="layout" svg:x1="5.663cm" svg:y1="12.202cm" svg:x2="5.662cm" svg:y2="18.907cm">
          <text:p/>
        </draw:line>
        <draw:frame draw:style-name="gr9" draw:text-style-name="P1" draw:layer="layout" svg:width="11.756cm" svg:height="9.397cm" svg:x="48.117cm" svg:y="3.16cm">
          <draw:image xlink:href="Pictures/100000000000014400000103F7D83ABBCA6E1ACE.jpg" xlink:type="simple" xlink:show="embed" xlink:actuate="onLoad">
            <text:p/>
          </draw:image>
        </draw:frame>
        <draw:frame draw:style-name="gr9" draw:text-style-name="P1" draw:layer="layout" svg:width="11.112cm" svg:height="8.572cm" svg:x="21.892cm" svg:y="2.969cm">
          <draw:image xlink:href="Pictures/10000000000001A400000144243B4A266CE3E7B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8T20:07:54.223367258</dc:date>
    <meta:editing-duration>PT4H10M30S</meta:editing-duration>
    <meta:editing-cycles>57</meta:editing-cycles>
    <meta:generator>LibreOffice/5.1.6.2$Linux_X86_64 LibreOffice_project/10m0$Build-2</meta:generator>
    <meta:document-statistic meta:object-count="18"/>
  </office:meta>
</office:document-meta>
</file>